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style:font-size-asian="9pt" style:font-size-complex="9pt"/>
    </style:style>
    <style:style style:name="P8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9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0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2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3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5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18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2">sudo apt-get update</text:p>
      <text:p text:style-name="P12">sudo apt-get upgrade</text:p>
      <text:p text:style-name="P7"/>
      <text:p text:style-name="P1">Instalacja Javy JRE I JDK:</text:p>
      <text:p text:style-name="P7">sudo apt-get install default-jre</text:p>
      <text:p text:style-name="P7">sudo apt-get install default-jdk</text:p>
      <text:p text:style-name="P7">java -version</text:p>
      <text:p text:style-name="P7">javac -version</text:p>
      <text:p text:style-name="P7"/>
      <text:p text:style-name="P1">Instalacja I konfiguracja Intellij:</text:p>
      <text:p text:style-name="P7">download IntelliJ</text:p>
      <text:p text:style-name="P7">navigate to the download folder</text:p>
      <text:p text:style-name="P7">sudo tar xf ideaIC—*.tar.gz -C /opt/</text:p>
      <text:p text:style-name="P7">after unpacking:</text:p>
      <text:p text:style-name="P7">cd /opt/ideaIU-*</text:p>
      <text:p text:style-name="P7">cd bin</text:p>
      <text:p text:style-name="P7">sh idea.sh .</text:p>
      <text:p text:style-name="P7">Launch IntelliJ and CTRL+SHIFT+ALT+S:</text:p>
      <text:p text:style-name="P7">set default SDK</text:p>
      <text:p text:style-name="P7"/>
      <text:p text:style-name="P1">Instalacja gita:</text:p>
      <text:p text:style-name="P7">sudo apt-get install git</text:p>
      <text:p text:style-name="P7">git –version</text:p>
      <text:p text:style-name="P7">sudo apt install gitk</text:p>
      <text:p text:style-name="P7"/>
      <text:p text:style-name="P2">Konfiguracja gita:</text:p>
      <text:p text:style-name="P8">git config --global user.name "Adam Smakulski"</text:p>
      <text:p text:style-name="P8">git config --global user.email "adam.smakulski@gmail.com"</text:p>
      <text:p text:style-name="P8">git config --global credential.helper store</text:p>
      <text:p text:style-name="P8">git config --global core.editor nano</text:p>
      <text:p text:style-name="P7"/>
      <text:p text:style-name="P7"><text:span text:style-name="T7">S</text:span>tworzyc plik .gitignore I wpisac do niego:</text:p>
      <text:p text:style-name="P7">.idea</text:p>
      <text:p text:style-name="P7">out/</text:p>
      <text:p text:style-name="P7">lub zainstalowac wtyczke do IDEA. Using IDE built-in plugin system:</text:p>
      <text:p text:style-name="P7">File&gt;&gt;Plugins&gt;&gt;Browse Reporitories&gt;&gt;.gitignore</text:p>
      <text:p text:style-name="P7"/>
      <text:p text:style-name="P1">Helpers:</text:p>
      <text:p text:style-name="P3">For Hibernating, Suspending and other advanced options, install from Activities:</text:p>
      <text:p text:style-name="P13">GNOME Tweaks</text:p>
      <text:p text:style-name="P4"/>
      <text:p text:style-name="P4">File Commander</text:p>
      <text:p text:style-name="P14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7">sudo apt install gstreamer1.0-plugins-bad gstreamer1.0-libav</text:p>
      <text:p text:style-name="P7"/>
      <text:p text:style-name="P1">Remove directory from git and local</text:p>
      <text:p text:style-name="P7">You could checkout 'master' with both directories;</text:p>
      <text:p text:style-name="P7">git rm -r one-of-the-directories</text:p>
      <text:p text:style-name="P7">git commit -m "Remove duplicated directory"</text:p>
      <text:p text:style-name="P7">git push origin &lt;your-git-branch&gt; (typically 'master', but not always)</text:p>
      <text:p text:style-name="P7"/>
      <text:p text:style-name="P1">Remove directory from git but NOT local</text:p>
      <text:p text:style-name="P7">git rm -r --cached myFolder</text:p>
      <text:p text:style-name="P7"/>
      <text:p text:style-name="P5">Unlinking local repository from remote:</text:p>
      <text:p text:style-name="P9"><text:span text:style-name="T3">D</text:span>elete the config settings fro<text:span text:style-name="T1">m</text:span> .<text:span text:style-name="T1">git/config with:</text:span></text:p>
      <text:p text:style-name="P10"><text:soft-page-break/>git remote rm origin</text:p>
      <text:p text:style-name="P9">The<text:span text:style-name="T2">n to get rid of th FETCH_HEAD which still points to github, do:</text:span></text:p>
      <text:p text:style-name="P10">rm .git/FETCH_HEAD</text:p>
      <text:p text:style-name="P7"/>
      <text:p text:style-name="P1">remove from the index with:</text:p>
      <text:p text:style-name="P7">git rm --cached jjdz5-materialy</text:p>
      <text:p text:style-name="P7"/>
      <text:p text:style-name="P1">wyswietl partycje:</text:p>
      <text:p text:style-name="P7">sudo lsblk -o NAME,FSTYPE,SIZE,MOUNTPOINT,</text:p>
      <text:p text:style-name="P7"/>
      <text:p text:style-name="P11"><text:span text:style-name="T4">Resetowanie lokalnego master brancha to aktualnego remote master brancha</text:span> </text:p>
      <text:p text:style-name="P11"><text:span text:style-name="T9">git </text:span>checkout master</text:p>
      <text:p text:style-name="P11"><text:span text:style-name="T9">git </text:span>fetch origin</text:p>
      <text:p text:style-name="P11">git reset --hard origin/master</text:p>
      <text:p text:style-name="P11"/>
      <text:p text:style-name="P11"/>
      <text:p text:style-name="P6"><text:span text:style-name="T6">Zawansonana konfiguracja</text:span> </text:p>
      <text:p text:style-name="P15">dConf z Ubuntu Software</text:p>
      <text:p text:style-name="P16">idle-brightness</text:p>
      <text:p text:style-name="P16"/>
      <text:p text:style-name="P17"><text:span text:style-name="T4">Znajdz </text:span><text:span text:style-name="T5">i</text:span><text:span text:style-name="T4"> edytuj git config</text:span></text:p>
      <text:p text:style-name="P18">git config --global -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01T22:02:57.263464021</dc:date>
    <meta:editing-duration>P2DT12H26M51S</meta:editing-duration>
    <meta:editing-cycles>41</meta:editing-cycles>
    <meta:generator>LibreOffice/6.0.3.2$Linux_X86_64 LibreOffice_project/00m0$Build-2</meta:generator>
    <meta:document-statistic meta:table-count="0" meta:image-count="0" meta:object-count="0" meta:page-count="2" meta:paragraph-count="64" meta:word-count="290" meta:character-count="2015" meta:non-whitespace-character-count="1796"/>
  </office:meta>
</office:document-meta>
</file>